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Arial, sans-serif"/>
    <style:font-face style:name="Liberation Serif" svg:font-family="'Liberation Serif'" style:font-family-generic="roman" style:font-pitch="variable"/>
    <style:font-face style:name="Noto Serif CJK JP Medium" svg:font-family="'Noto Serif CJK JP Medium'" style:font-family-generic="roman" style:font-pitch="variable"/>
    <style:font-face style:name="Noto Serif CJK JP Medium1" svg:font-family="'Noto Serif CJK JP Medium'" style:font-adornments="Medium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Mono CJK SC" svg:font-family="'Noto Sans Mono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1252in" fo:margin-right="0.1252in" fo:margin-top="0.1299in" fo:margin-bottom="0.1299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Noto Sans Mono CJK SC" fo:font-size="12pt" fo:letter-spacing="normal" style:font-name-asian="Noto Sans Mono CJK SC" style:font-size-asian="12pt" style:font-style-asian="normal" style:font-weight-asian="normal" style:font-size-complex="12pt" loext:padding="0in" loext:border="none"/>
    </style:style>
    <style:style style:name="P2" style:family="paragraph" style:parent-style-name="Standard">
      <style:paragraph-properties fo:margin-left="0.1252in" fo:margin-right="0.1252in" fo:margin-top="0.1299in" fo:margin-bottom="0.1299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Noto Sans Mono CJK SC" fo:font-size="12pt" fo:letter-spacing="normal" officeooo:paragraph-rsid="000fc126" style:font-name-asian="Noto Sans Mono CJK SC" style:font-size-asian="12pt" style:font-style-asian="normal" style:font-weight-asian="normal" style:font-size-complex="12pt" loext:padding="0in" loext:border="none"/>
    </style:style>
    <style:style style:name="P3" style:family="paragraph" style:parent-style-name="Standard">
      <style:paragraph-properties fo:margin-left="0.1252in" fo:margin-right="0.1252in" fo:margin-top="0.1299in" fo:margin-bottom="0.1299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Noto Sans Mono CJK SC" fo:font-size="12pt" fo:letter-spacing="normal" style:font-name-asian="Noto Sans Mono CJK SC" style:font-size-asian="12pt" style:font-size-complex="12pt" loext:padding="0in" loext:border="none"/>
    </style:style>
    <style:style style:name="P4" style:family="paragraph" style:parent-style-name="Standard">
      <style:paragraph-properties fo:margin-left="0.1252in" fo:margin-right="0.1252in" fo:margin-top="0.1299in" fo:margin-bottom="0.1299in" loext:contextual-spacing="false" fo:text-align="start" style:justify-single-word="false" fo:orphans="2" fo:widows="2" fo:text-indent="0in" style:auto-text-indent="false"/>
      <style:text-properties style:font-name="Noto Sans Mono CJK SC" fo:font-size="12pt" style:font-name-asian="Noto Sans Mono CJK SC" style:font-size-asian="12pt" style:font-size-complex="12pt"/>
    </style:style>
    <style:style style:name="P5" style:family="paragraph" style:parent-style-name="Standard">
      <style:paragraph-properties fo:margin-left="0.1252in" fo:margin-right="0.1252in" fo:margin-top="0.1299in" fo:margin-bottom="0.1299in" loext:contextual-spacing="false" fo:text-align="start" style:justify-single-word="false" fo:orphans="2" fo:widows="2" fo:text-indent="0in" style:auto-text-indent="false"/>
      <style:text-properties style:font-name="Noto Sans Mono CJK SC" fo:font-size="12pt" officeooo:paragraph-rsid="00186475" style:font-name-asian="Noto Sans Mono CJK SC" style:font-size-asian="12pt" style:font-size-complex="12pt"/>
    </style:style>
    <style:style style:name="P6" style:family="paragraph" style:parent-style-name="Standard">
      <style:paragraph-properties fo:margin-top="0.1299in" fo:margin-bottom="0.1299in" loext:contextual-spacing="false"/>
      <style:text-properties style:font-name="Noto Sans Mono CJK SC" fo:font-size="12pt" style:font-name-asian="Noto Sans Mono CJK SC" style:font-size-asian="12pt" style:font-size-complex="12pt"/>
    </style:style>
    <style:style style:name="P7" style:family="paragraph" style:parent-style-name="Title">
      <style:paragraph-properties fo:margin-top="0.1299in" fo:margin-bottom="0.1299in" loext:contextual-spacing="false"/>
      <style:text-properties style:font-name="Noto Sans Mono CJK SC" fo:font-size="18pt" style:font-name-asian="Noto Sans Mono CJK SC" style:font-size-asian="18pt" style:font-size-complex="18pt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style:font-name="Microsoft JhengHei fixed" fo:font-size="15pt" fo:font-style="normal" fo:font-weight="normal"/>
    </style:style>
    <style:style style:name="T4" style:family="text">
      <style:text-properties style:font-name-asian="Microsoft JhengHei fixed" style:font-size-asian="15pt" style:font-style-asian="normal" style:font-weight-asian="normal"/>
    </style:style>
    <style:style style:name="T5" style:family="text">
      <style:text-properties fo:font-size="15pt" fo:font-style="normal" fo:font-weight="normal"/>
    </style:style>
    <style:style style:name="T6" style:family="text">
      <style:text-properties style:font-size-asian="15pt" style:font-style-asian="normal" style:font-weight-asian="normal"/>
    </style:style>
    <style:style style:name="T7" style:family="text">
      <style:text-properties fo:font-variant="normal" fo:text-transform="none" fo:color="#333333" style:font-name="Noto Sans CJK TC" fo:letter-spacing="normal" style:font-style-asian="normal" style:font-weight-asian="normal" loext:padding="0in" loext:border="none"/>
    </style:style>
    <style:style style:name="T8" style:family="text">
      <style:text-properties fo:font-variant="normal" fo:text-transform="none" fo:color="#333333" fo:letter-spacing="normal" style:font-style-asian="normal" style:font-weight-asian="normal" loext:padding="0in" loext:border="none"/>
    </style:style>
    <style:style style:name="T9" style:family="text">
      <style:text-properties fo:font-variant="normal" fo:text-transform="none" fo:color="#333333" fo:letter-spacing="normal" officeooo:rsid="00186475" style:font-style-asian="normal" style:font-weight-asian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從我的肛門腫瘤猜猜梅豔芳的真實死因</text:p>
      <text:p text:style-name="P6"/>
      <text:p text:style-name="P2">這篇文章聊聊腫瘤移植，以及中共的腦控，馬斯特的人機接口技術，以及曾經臭名昭著的“紅黃藍”幼兒園性侵事件，再從技術層面結合深度學習與人工智能，聊聊科技利用腦電波結合無線通信（如<text:span text:style-name="T1">5G</text:span>）實現遠程控制豬的可能性！</text:p>
      <text:p text:style-name="P2">信息可以救命，花點時間看看不一樣的人間視角！今天我們的沉默給子孫留下只有和中國大陸一樣的人間墳場！</text:p>
      <text:p text:style-name="P3"><text:span text:style-name="T2">我是一名</text:span><text:span text:style-name="T1">10</text:span><text:span text:style-name="T2">多年的算法工程師，目前在韓國申請政治避難，當下處於失業要飯的狀態！我做過無線通信，機器視覺機器人和網站設計等相關的項目，目前主要的興趣在變革社交媒體，改變網站和家庭</text:span><text:span text:style-name="T1">IOT</text:span><text:span text:style-name="T2">（</text:span><text:span text:style-name="T1">Internet of things</text:span><text:span text:style-name="T2">）的生態，進而實現信息自由流通，讓中共的防火牆失效！具體可以看看我的</text:span><text:span text:style-name="T1">linkedin</text:span><text:span text:style-name="T2">簡歷：</text:span><text:span text:style-name="T1">https://www.linkedin.com/in/brianwchh/ </text:span><text:span text:style-name="T2">還有去中心化的網站：</text:span><text:span text:style-name="T1">https://decensormedia.org/</text:span></text:p>
      <text:p text:style-name="P3"><text:span text:style-name="T2">爲什麼想寫這篇文章，也是難以忍受它們長期的黑客跟蹤和干擾我的工作，就像我電腦無法重裝系統，</text:span><text:span text:style-name="T1">CTRL</text:span><text:span text:style-name="T2">（</text:span><text:span text:style-name="T1">control</text:span><text:span text:style-name="T2">）鍵失效，也是莫名其妙被一個所謂的嗑藥的。我不是廈大畢業的。沉默只會鋪就通向墳墓的道路！想起之前同事常說的一句話：要死的終歸要死！恐懼只會助長別人的囂張氣焰！至於有多少人關心，能傳多遠，我不知道！</text:span></text:p>
      <text:p text:style-name="P3"><text:span text:style-name="T2">世界是一體相連的，社會是一個負反饋系統，只是這個反饋時間長，所以我們以爲不會報應到自己頭上來。只管掃自家門前雪，看着別人遭殃！看看香港的淪陷！這就是我們只管自己發財，然後看着中共一步一步做大！沒事，繼續沉默！你們都會幸福一輩子！敗登都能當總統，以後你們也可以，只要沉默地等着這奇蹟出現的一天！然後棺材板千萬不要蓋太緊，我怕你沒法出來救你的親人！</text:span></text:p>
      <text:p text:style-name="P1">爲何一衆巨星如梅豔芳，鄧麗君，張國榮，張雨生等等，要麼病死，要麼意外，而他們共同點都是站在共產黨的對立面！爲何現在的影視歌壇如此糜爛不堪！？是兩岸三地沒有人才了嗎？答案肯定不是！有一句話常說：高手都在民間！</text:p>
      <text:p text:style-name="P1">靠宣傳洗腦欺騙發家的共產黨，深知公衆人物的號召力遠遠大於它們的淫威！好不容易騙中國人成功一次！自然要鞏固這塊宣傳的陣地！</text:p>
      <text:p text:style-name="P1">不聽話的明星，要麼封殺，不讓出頭。已經有影響力的巨星，就製造死亡！也許你會說這是陰謀論！你相信共產黨是無辜的！絕對不會幹這種缺德的事情！我沒證據！沒關係，今天這文章本身也是結合自己和共產黨的過招，聊聊我所認識的共產黨！</text:p>
      <text:p text:style-name="P1"><text:soft-page-break/>提供一種思考問題的方向！凡事皆有可能！沒聽過，沒見過，不代表不存在！有很多事情目前科學家都找不到證據，但也不能說很多未知不存在。</text:p>
      <text:p text:style-name="P5"><text:span text:style-name="T8">一個很簡單的問題：爲何這些有影響力的優秀明星“</text:span><text:span text:style-name="T9">非正常</text:span><text:span text:style-name="T8">死亡”的概率比中彩票還高！</text:span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Arial, sans-serif"/>
    <style:font-face style:name="Liberation Serif" svg:font-family="'Liberation Serif'" style:font-family-generic="roman" style:font-pitch="variable"/>
    <style:font-face style:name="Noto Serif CJK JP Medium" svg:font-family="'Noto Serif CJK JP Medium'" style:font-family-generic="roman" style:font-pitch="variable"/>
    <style:font-face style:name="Noto Serif CJK JP Medium1" svg:font-family="'Noto Serif CJK JP Medium'" style:font-adornments="Medium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Mono CJK SC" svg:font-family="'Noto Sans Mono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4:22:00.319931009</meta:creation-date>
    <meta:generator>LibreOffice/6.0.7.3$Linux_X86_64 LibreOffice_project/00m0$Build-3</meta:generator>
    <dc:date>2021-09-15T14:32:48.126612386</dc:date>
    <meta:editing-duration>PT10M44S</meta:editing-duration>
    <meta:editing-cycles>10</meta:editing-cycles>
    <meta:document-statistic meta:table-count="0" meta:image-count="0" meta:object-count="0" meta:page-count="2" meta:paragraph-count="11" meta:word-count="1002" meta:character-count="1100" meta:non-whitespace-character-count="1097"/>
  </office:meta>
</office:document-meta>
</file>